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1.4895833333333333in"/>
    </style:style>
    <style:style style:name="co4" style:family="table-column">
      <style:table-column-properties fo:break-before="auto" style:column-width="5.239583333333333in"/>
    </style:style>
    <style:style style:name="co5" style:family="table-column">
      <style:table-column-properties fo:break-before="auto" style:column-width="3.0729166666666665in"/>
    </style:style>
    <style:style style:name="co6" style:family="table-column">
      <style:table-column-properties fo:break-before="auto" style:column-width="2.96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6" table:default-cell-style-name="ce15"/>
        <table:table-column table:style-name="co3" table:default-cell-style-name="ce15"/>
        <table:table-column table:style-name="co4" table:default-cell-style-name="ce15"/>
        <table:table-column table:style-name="co2" table:number-columns-repeated="3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2" table:number-columns-repeated="3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842">
            <text:p>842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986">
            <text:p>986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70">
            <text:p>870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713">
            <text:p>713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70">
            <text:p>870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718">
            <text:p>718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18">
            <text:p>918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046">
            <text:p>1046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82">
            <text:p>682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20">
            <text:p>1020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941">
            <text:p>941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34">
            <text:p>834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940">
            <text:p>940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6">
            <text:p>786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986">
            <text:p>986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02">
            <text:p>1102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854">
            <text:p>854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28">
            <text:p>728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907">
            <text:p>907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911">
            <text:p>911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883">
            <text:p>883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123">
            <text:p>1123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1153">
            <text:p>1153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2">
            <text:p>742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1">
            <text:p>751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03">
            <text:p>1003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824">
            <text:p>824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911">
            <text:p>911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675">
            <text:p>675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53">
            <text:p>853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880">
            <text:p>880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47">
            <text:p>1047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77">
            <text:p>777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042">
            <text:p>1042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5">
            <text:p>945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877">
            <text:p>877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41">
            <text:p>941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1">
            <text:p>751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34">
            <text:p>834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47">
            <text:p>1047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713">
            <text:p>713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6">
            <text:p>786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877">
            <text:p>877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123">
            <text:p>1123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20">
            <text:p>1020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